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Heading_20_3">
      <style:text-properties style:font-name="Liberation Serif" officeooo:rsid="000c2338" officeooo:paragraph-rsid="000c2338"/>
    </style:style>
    <style:style style:name="P2" style:family="paragraph" style:parent-style-name="Standard">
      <style:text-properties style:font-name="Liberation Serif" officeooo:rsid="000c2338" officeooo:paragraph-rsid="000c2338"/>
    </style:style>
    <style:style style:name="P3" style:family="paragraph" style:parent-style-name="Standard">
      <style:text-properties style:font-name="Liberation Serif" officeooo:rsid="000f2913" officeooo:paragraph-rsid="000f2913"/>
    </style:style>
    <style:style style:name="P4" style:family="paragraph" style:parent-style-name="Standard">
      <style:text-properties style:font-name="Liberation Serif" officeooo:rsid="0010b01b" officeooo:paragraph-rsid="0010b01b"/>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ctober 10<text:span text:style-name="T1">th</text:span>, 2024</text:p>
      <text:p text:style-name="P2">BSC Group</text:p>
      <text:p text:style-name="P2">803 Summer Street </text:p>
      <text:p text:style-name="P2">Boston, Massachusetts 02127</text:p>
      <text:p text:style-name="P2"/>
      <text:p text:style-name="P2">Dear Hiring Manager,</text:p>
      <text:p text:style-name="P2">I am applying for the transportation engineering co-op position. I’ve been interested in transportation planning for a while, and I would appreciate the opportunity to get experience on the field and in the office. After seeing the past work of BSC with street design projects in Stratford, CT and Gardner and Palmer, MA I became interested in the position. </text:p>
      <text:p text:style-name="P2"/>
      <text:p text:style-name="P2"><text:tab/>I have past experience with understanding town local regulations when I worked for my town’s Planning &amp; Community Development Commission. During that time I drafted reports for the Planning board about potential developments, which gave me experience with gathering data for a project and understanding the required variances for a project. This internship also gave me experience with site visits and checking buildings for compliance with granted variances. </text:p>
      <text:p text:style-name="P2"/>
      <text:p text:style-name="P2"><text:tab/>From my course work so far I have experience with AutoCAD, which was used to create a draft of a model bridge. Over the course of this design project I was able to learn more about how static structures are designed. A part of the project’s requirements involved keeping a schedule documenting project progress, and creating memos documenting the state of the project. Overall, this design project improved my communicative skills within a group, and improved my ability to track the progress of a project over a long duration. </text:p>
      <text:p text:style-name="P2"/>
      <text:p text:style-name="P2"><text:tab/>If given the opportunity, I believe I would be a great fit for this position. I would be very appreciative for the chance to talk more about this position over an interview. Further information about my work history and skills is contained in my resume. Thank you for your time.</text:p>
      <text:p text:style-name="P2"/>
      <text:p text:style-name="P4">Sincerely,</text:p>
      <text:p text:style-name="P4"/>
      <text:p text:style-name="P2">Thaddeus Y. Harris</text:p>
      <text:p text:style-name="P3">716 Columbus Avenue, 02115, Boston, MA</text:p>
      <text:p text:style-name="P2">(973)-567-9966</text:p>
      <text:p text:style-name="P2">harris.th@northeastern.ed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 text:outline-level="3">Job Description</text:h>
      <text:p text:style-name="Text_20_body"><text:span text:style-name="Strong_20_Emphasis">BSC Group</text:span> uses design, engineering, science, and technology to <text:span text:style-name="Strong_20_Emphasis">Build, Support, and Connect</text:span> with our co-workers and communities. We recognize different passions and perspectives and strive to inspire and empower each other to create meaningful change. As a trusted advisor and neighbor, our team is personally invested in every action we take.  We remain focused on diversity, sustainability, and social accountability in the services we provide to our clients.</text:p>
      <text:p text:style-name="Text_20_body"> We have an excellent opportunity for a Transportation Engineering student to do a co-op at our Boston office. </text:p>
      <text:p text:style-name="Text_20_body"> Job Responsibilities:</text:p>
      <text:p text:style-name="Text_20_body"> Provides support to transportation engineering staff on a variety of projects for transportation planning and traffic improvements. </text:p>
      <text:p text:style-name="Text_20_body"> The Transportation co-op will receive close supervision from staff.</text:p>
      <text:p text:style-name="Text_20_body"><text:line-break/>ACCOUNTABILITIES:<text:line-break/>1. Performs office and/or field work as directed.<text:line-break/>2. With direction from staff, works on a variety of transportation engineering projects.<text:line-break/>3. Performs all other related duties as requested by the Project and/or Group Manager.</text:p>
      <text:p text:style-name="Text_20_body"> Competitive pay rate.  Applicants must be able to work a full-time schedule (40 hours per week).</text:p>
      <text:p text:style-name="Text_20_body"> BSC is an Equal Opportunity Employer. We are dedicated to diverse representation on our teams, in our services, and all layers of leadership. We are focused on identifying and dismantling barriers that lead to a more diverse workforce including working diligently to expose underrepresented groups to engineering, science, and design through STEM programs, education and outreach, and industry involvement.  We continue to strive to maximize benefits to the communities we impact through diversity and inclusion in strategy and desig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2:01:13.917767843</meta:creation-date>
    <dc:date>2024-10-10T12:56:06.587500104</dc:date>
    <meta:editing-duration>PT54M53S</meta:editing-duration>
    <meta:editing-cycles>4</meta:editing-cycles>
    <meta:generator>LibreOffice/7.6.7.2$Linux_X86_64 LibreOffice_project/60$Build-2</meta:generator>
    <meta:document-statistic meta:table-count="0" meta:image-count="0" meta:object-count="0" meta:page-count="2" meta:paragraph-count="23" meta:word-count="540" meta:character-count="3511" meta:non-whitespace-character-count="2975"/>
  </office:meta>
</office:document-meta>
</file>